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01in"/>
    </style:style>
    <style:style style:name="co2" style:family="table-column">
      <style:table-column-properties fo:break-before="auto" style:column-width="2.1307in"/>
    </style:style>
    <style:style style:name="co3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889in"/>
    </style:style>
    <style:style style:name="co6" style:family="table-column">
      <style:table-column-properties fo:break-before="auto" style:column-width="0.983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>
      <style:text-properties style:font-name="Arial" style:font-name-asian="Arial"/>
    </style:style>
    <style:style style:name="ce9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45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border="none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5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style:font-name-asian="Arial" style:font-size-asian="10.5pt" style:font-size-complex="10.5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.5pt" style:font-name-asian="Arial" style:font-size-asian="10.5pt" style:font-size-complex="10.5pt"/>
    </style:style>
    <style:style style:name="ce17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fo:font-weight="normal" style:font-name-asian="Arial" style:font-size-asian="10.5pt" style:font-weight-asian="normal" style:font-size-complex="10.5pt" style:font-weight-complex="normal"/>
    </style:style>
    <style:style style:name="ce18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BS China SME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1" table:default-cell-style-name="ce8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China SME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BS China SME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14"/>
          <table:table-cell table:number-columns-repeated="9"/>
        </table:table-row>
        <table:table-row table:style-name="ro2">
          <table:table-cell table:style-name="ce1"/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2" office:value-type="string" calcext:value-type="string">
            <text:p>编制单位：</text:p>
          </table:table-cell>
          <table:table-cell table:style-name="ce1" table:number-columns-repeated="4"/>
          <table:table-cell table:style-name="ce16" office:value-type="string" calcext:value-type="string">
            <text:p>单位：元</text:p>
          </table:table-cell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3" office:value-type="string" calcext:value-type="string">
            <text:p>资 <text:s text:c="3"/>产</text:p>
          </table:table-cell>
          <table:table-cell table:style-name="ce9" office:value-type="string" calcext:value-type="string">
            <text:p>期末数</text:p>
          </table:table-cell>
          <table:table-cell table:style-name="ce9" office:value-type="string" calcext:value-type="string">
            <text:p>年初数</text:p>
          </table:table-cell>
          <table:table-cell table:style-name="ce3" office:value-type="string" calcext:value-type="string">
            <text:p>负债及所有者权益（或股东权益）</text:p>
          </table:table-cell>
          <table:table-cell table:style-name="ce15" office:value-type="string" calcext:value-type="string">
            <text:p>期末数</text:p>
          </table:table-cell>
          <table:table-cell table:style-name="ce17" office:value-type="string" calcext:value-type="string">
            <text:p>年初数</text:p>
          </table:table-cell>
          <table:table-cell table:style-name="ce19" table:number-columns-repeated="2"/>
          <table:table-cell table:style-name="ce1" table:number-columns-repeated="1007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1']['name']" xlink:type="simple">python://page['lines']['d01']['name']</text:a></text:p>
          </table:table-cell>
          <table:table-cell table:style-name="ce10"/>
          <table:table-cell table:style-name="ce12"/>
          <table:table-cell table:style-name="ce4" office:value-type="string" calcext:value-type="string">
            <text:p><text:a xlink:href="python://page['lines']['c01']['name']" xlink:type="simple">python://page['lines']['c01']['name']</text:a></text:p>
          </table:table-cell>
          <table:table-cell table:style-name="Default"/>
          <table:table-cell table:style-name="ce10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2']['name']" xlink:type="simple">python://page['lines']['d02']['name']</text:a></text:p>
          </table:table-cell>
          <table:table-cell table:style-name="ce10" office:value-type="string" calcext:value-type="string">
            <text:p><text:a xlink:href="python://page['lines']['d02']['balance']" xlink:type="simple">python://page['lines']['d02']['balance']</text:a></text:p>
          </table:table-cell>
          <table:table-cell table:style-name="ce10" office:value-type="string" calcext:value-type="string">
            <text:p><text:a xlink:href="python://page['lines']['d02']['balance_prev']" xlink:type="simple">python://page['lines']['d02']['balance_prev']</text:a></text:p>
          </table:table-cell>
          <table:table-cell table:style-name="ce4" office:value-type="string" calcext:value-type="string">
            <text:p><text:a xlink:href="python://page['lines']['c02']['name']" xlink:type="simple">python://page['lines']['c02']['name']</text:a></text:p>
          </table:table-cell>
          <table:table-cell table:style-name="ce10"/>
          <table:table-cell table:style-name="ce10" office:value-type="string" calcext:value-type="string">
            <text:p><text:a xlink:href="python://page['lines']['c02']['balance_prev']" xlink:type="simple">python://page['lines']['c0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3']['name']" xlink:type="simple">python://page['lines']['d03']['name']</text:a></text:p>
          </table:table-cell>
          <table:table-cell table:style-name="ce10" office:value-type="string" calcext:value-type="string">
            <text:p><text:a xlink:href="python://page['lines']['d03']['balance']" xlink:type="simple">python://page['lines']['d03']['balance']</text:a></text:p>
          </table:table-cell>
          <table:table-cell table:style-name="ce10" office:value-type="string" calcext:value-type="string">
            <text:p><text:a xlink:href="python://page['lines']['d03']['balance_prev']" xlink:type="simple">python://page['lines']['d03']['balance_prev']</text:a></text:p>
          </table:table-cell>
          <table:table-cell table:style-name="ce4" office:value-type="string" calcext:value-type="string">
            <text:p><text:a xlink:href="python://page['lines']['c03']['name']" xlink:type="simple">python://page['lines']['c03']['name']</text:a></text:p>
          </table:table-cell>
          <table:table-cell table:style-name="ce10" office:value-type="string" calcext:value-type="string">
            <text:p><text:a xlink:href="python://page['lines']['c03']['balance']" xlink:type="simple">python://page['lines']['c03']['balance']</text:a></text:p>
          </table:table-cell>
          <table:table-cell table:style-name="ce10" office:value-type="string" calcext:value-type="string">
            <text:p><text:a xlink:href="python://page['lines']['c03']['balance_prev']" xlink:type="simple">python://page['lines']['c0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4']['name']" xlink:type="simple">python://page['lines']['d04']['name']</text:a></text:p>
          </table:table-cell>
          <table:table-cell table:style-name="ce10" office:value-type="string" calcext:value-type="string">
            <text:p><text:a xlink:href="python://page['lines']['d04']['balance']" xlink:type="simple">python://page['lines']['d04']['balance']</text:a></text:p>
          </table:table-cell>
          <table:table-cell table:style-name="ce10" office:value-type="string" calcext:value-type="string">
            <text:p><text:a xlink:href="python://page['lines']['d04']['balance_prev']" xlink:type="simple">python://page['lines']['d04']['balance_prev']</text:a></text:p>
          </table:table-cell>
          <table:table-cell table:style-name="ce4" office:value-type="string" calcext:value-type="string">
            <text:p><text:a xlink:href="python://page['lines']['c04']['name']" xlink:type="simple">python://page['lines']['c04']['name']</text:a></text:p>
          </table:table-cell>
          <table:table-cell table:style-name="ce10" office:value-type="string" calcext:value-type="string">
            <text:p><text:a xlink:href="python://page['lines']['c04']['balance']" xlink:type="simple">python://page['lines']['c04']['balance']</text:a></text:p>
          </table:table-cell>
          <table:table-cell table:style-name="ce10" office:value-type="string" calcext:value-type="string">
            <text:p><text:a xlink:href="python://page['lines']['c04']['balance_prev']" xlink:type="simple">python://page['lines']['c04']['balance_prev']</text:a></text:p>
          </table:table-cell>
          <table:table-cell table:style-name="ce1" table:number-columns-repeated="2"/>
          <table:table-cell table:style-name="ce19" table:number-columns-repeated="2"/>
          <table:table-cell table:style-name="ce1" table:number-columns-repeated="1005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5']['name']" xlink:type="simple">python://page['lines']['d05']['name']</text:a></text:p>
          </table:table-cell>
          <table:table-cell table:style-name="ce10" office:value-type="string" calcext:value-type="string">
            <text:p><text:a xlink:href="python://page['lines']['d05']['balance']" xlink:type="simple">python://page['lines']['d05']['balance']</text:a></text:p>
          </table:table-cell>
          <table:table-cell table:style-name="ce10" office:value-type="string" calcext:value-type="string">
            <text:p><text:a xlink:href="python://page['lines']['d05']['balance_prev']" xlink:type="simple">python://page['lines']['d05']['balance_prev']</text:a></text:p>
          </table:table-cell>
          <table:table-cell table:style-name="ce4" office:value-type="string" calcext:value-type="string">
            <text:p><text:a xlink:href="python://page['lines']['c05']['name']" xlink:type="simple">python://page['lines']['c05']['name']</text:a></text:p>
          </table:table-cell>
          <table:table-cell table:style-name="ce10" office:value-type="string" calcext:value-type="string">
            <text:p><text:a xlink:href="python://page['lines']['c05']['balance']" xlink:type="simple">python://page['lines']['c05']['balance']</text:a></text:p>
          </table:table-cell>
          <table:table-cell table:style-name="ce10" office:value-type="string" calcext:value-type="string">
            <text:p><text:a xlink:href="python://page['lines']['c05']['balance_prev']" xlink:type="simple">python://page['lines']['c05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6']['name']" xlink:type="simple">python://page['lines']['d06']['name']</text:a></text:p>
          </table:table-cell>
          <table:table-cell table:style-name="ce10" office:value-type="string" calcext:value-type="string">
            <text:p><text:a xlink:href="python://page['lines']['d06']['balance']" xlink:type="simple">python://page['lines']['d06']['balance']</text:a></text:p>
          </table:table-cell>
          <table:table-cell table:style-name="ce10" office:value-type="string" calcext:value-type="string">
            <text:p><text:a xlink:href="python://page['lines']['d06']['balance_prev']" xlink:type="simple">python://page['lines']['d06']['balance_prev']</text:a></text:p>
          </table:table-cell>
          <table:table-cell table:style-name="ce4" office:value-type="string" calcext:value-type="string">
            <text:p><text:a xlink:href="python://page['lines']['c06']['name']" xlink:type="simple">python://page['lines']['c06']['name']</text:a></text:p>
          </table:table-cell>
          <table:table-cell table:style-name="ce10" office:value-type="string" calcext:value-type="string">
            <text:p><text:a xlink:href="python://page['lines']['c06']['balance']" xlink:type="simple">python://page['lines']['c06']['balance']</text:a></text:p>
          </table:table-cell>
          <table:table-cell table:style-name="ce10" office:value-type="string" calcext:value-type="string">
            <text:p><text:a xlink:href="python://page['lines']['c06']['balance_prev']" xlink:type="simple">python://page['lines']['c0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7']['name']" xlink:type="simple">python://page['lines']['d07']['name']</text:a></text:p>
          </table:table-cell>
          <table:table-cell table:style-name="ce10" office:value-type="string" calcext:value-type="string">
            <text:p><text:a xlink:href="python://page['lines']['d07']['balance']" xlink:type="simple">python://page['lines']['d07']['balance']</text:a></text:p>
          </table:table-cell>
          <table:table-cell table:style-name="ce10" office:value-type="string" calcext:value-type="string">
            <text:p><text:a xlink:href="python://page['lines']['d07']['balance_prev']" xlink:type="simple">python://page['lines']['d07']['balance_prev']</text:a></text:p>
          </table:table-cell>
          <table:table-cell table:style-name="ce4" office:value-type="string" calcext:value-type="string">
            <text:p><text:a xlink:href="python://page['lines']['c07']['name']" xlink:type="simple">python://page['lines']['c07']['name']</text:a></text:p>
          </table:table-cell>
          <table:table-cell table:style-name="ce10" office:value-type="string" calcext:value-type="string">
            <text:p><text:a xlink:href="python://page['lines']['c07']['balance']" xlink:type="simple">python://page['lines']['c07']['balance']</text:a></text:p>
          </table:table-cell>
          <table:table-cell table:style-name="ce10" office:value-type="string" calcext:value-type="string">
            <text:p><text:a xlink:href="python://page['lines']['c07']['balance_prev']" xlink:type="simple">python://page['lines']['c0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8']['name']" xlink:type="simple">python://page['lines']['d08']['name']</text:a></text:p>
          </table:table-cell>
          <table:table-cell table:style-name="ce10" office:value-type="string" calcext:value-type="string">
            <text:p><text:a xlink:href="python://page['lines']['d08']['balance']" xlink:type="simple">python://page['lines']['d08']['balance']</text:a></text:p>
          </table:table-cell>
          <table:table-cell table:style-name="ce10" office:value-type="string" calcext:value-type="string">
            <text:p><text:a xlink:href="python://page['lines']['d08']['balance_prev']" xlink:type="simple">python://page['lines']['d08']['balance_prev']</text:a></text:p>
          </table:table-cell>
          <table:table-cell table:style-name="ce4" office:value-type="string" calcext:value-type="string">
            <text:p><text:a xlink:href="python://page['lines']['c08']['name']" xlink:type="simple">python://page['lines']['c08']['name']</text:a></text:p>
          </table:table-cell>
          <table:table-cell table:style-name="ce10" office:value-type="string" calcext:value-type="string">
            <text:p><text:a xlink:href="python://page['lines']['c08']['balance']" xlink:type="simple">python://page['lines']['c08']['balance']</text:a></text:p>
          </table:table-cell>
          <table:table-cell table:style-name="ce10" office:value-type="string" calcext:value-type="string">
            <text:p><text:a xlink:href="python://page['lines']['c08']['balance_prev']" xlink:type="simple">python://page['lines']['c0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9']['name']" xlink:type="simple">python://page['lines']['d09']['name']</text:a></text:p>
          </table:table-cell>
          <table:table-cell table:style-name="ce10" office:value-type="string" calcext:value-type="string">
            <text:p><text:a xlink:href="python://page['lines']['d09']['balance']" xlink:type="simple">python://page['lines']['d09']['balance']</text:a></text:p>
          </table:table-cell>
          <table:table-cell table:style-name="ce10" office:value-type="string" calcext:value-type="string">
            <text:p><text:a xlink:href="python://page['lines']['d09']['balance_prev']" xlink:type="simple">python://page['lines']['d09']['balance_prev']</text:a></text:p>
          </table:table-cell>
          <table:table-cell table:style-name="ce4" office:value-type="string" calcext:value-type="string">
            <text:p><text:a xlink:href="python://page['lines']['c09']['name']" xlink:type="simple">python://page['lines']['c09']['name']</text:a></text:p>
          </table:table-cell>
          <table:table-cell table:style-name="ce10" office:value-type="string" calcext:value-type="string">
            <text:p><text:a xlink:href="python://page['lines']['c09']['balance']" xlink:type="simple">python://page['lines']['c09']['balance']</text:a></text:p>
          </table:table-cell>
          <table:table-cell table:style-name="ce10" office:value-type="string" calcext:value-type="string">
            <text:p><text:a xlink:href="python://page['lines']['c09']['balance_prev']" xlink:type="simple">python://page['lines']['c0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0']['name']" xlink:type="simple">python://page['lines']['d10']['name']</text:a></text:p>
          </table:table-cell>
          <table:table-cell table:style-name="ce10" office:value-type="string" calcext:value-type="string">
            <text:p><text:a xlink:href="python://page['lines']['d10']['balance']" xlink:type="simple">python://page['lines']['d10']['balance']</text:a></text:p>
          </table:table-cell>
          <table:table-cell table:style-name="ce10" office:value-type="string" calcext:value-type="string">
            <text:p><text:a xlink:href="python://page['lines']['d10']['balance_prev']" xlink:type="simple">python://page['lines']['d10']['balance_prev']</text:a></text:p>
          </table:table-cell>
          <table:table-cell table:style-name="ce4" office:value-type="string" calcext:value-type="string">
            <text:p><text:a xlink:href="python://page['lines']['c10']['name']" xlink:type="simple">python://page['lines']['c10']['name']</text:a></text:p>
          </table:table-cell>
          <table:table-cell table:style-name="ce10" office:value-type="string" calcext:value-type="string">
            <text:p><text:a xlink:href="python://page['lines']['c10']['balance']" xlink:type="simple">python://page['lines']['c10']['balance']</text:a></text:p>
          </table:table-cell>
          <table:table-cell table:style-name="ce10" office:value-type="string" calcext:value-type="string">
            <text:p><text:a xlink:href="python://page['lines']['c10']['balance_prev']" xlink:type="simple">python://page['lines']['c1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1']['name']" xlink:type="simple">python://page['lines']['d11']['name']</text:a></text:p>
          </table:table-cell>
          <table:table-cell table:style-name="ce10" office:value-type="string" calcext:value-type="string">
            <text:p><text:a xlink:href="python://page['lines']['d11']['balance']" xlink:type="simple">python://page['lines']['d11']['balance']</text:a></text:p>
          </table:table-cell>
          <table:table-cell table:style-name="ce10" office:value-type="string" calcext:value-type="string">
            <text:p><text:a xlink:href="python://page['lines']['d11']['balance_prev']" xlink:type="simple">python://page['lines']['d11']['balance_prev']</text:a></text:p>
          </table:table-cell>
          <table:table-cell table:style-name="ce4" office:value-type="string" calcext:value-type="string">
            <text:p><text:a xlink:href="python://page['lines']['c11']['name']" xlink:type="simple">python://page['lines']['c11']['name']</text:a></text:p>
          </table:table-cell>
          <table:table-cell table:style-name="ce10" office:value-type="string" calcext:value-type="string">
            <text:p><text:a xlink:href="python://page['lines']['c11']['balance']" xlink:type="simple">python://page['lines']['c11']['balance']</text:a></text:p>
          </table:table-cell>
          <table:table-cell table:style-name="ce10" office:value-type="string" calcext:value-type="string">
            <text:p><text:a xlink:href="python://page['lines']['c11']['balance_prev']" xlink:type="simple">python://page['lines']['c1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2']['name']" xlink:type="simple">python://page['lines']['d12']['name']</text:a></text:p>
          </table:table-cell>
          <table:table-cell table:style-name="ce10" office:value-type="string" calcext:value-type="string">
            <text:p><text:a xlink:href="python://page['lines']['d12']['balance']" xlink:type="simple">python://page['lines']['d12']['balance']</text:a></text:p>
          </table:table-cell>
          <table:table-cell table:style-name="ce10" office:value-type="string" calcext:value-type="string">
            <text:p><text:a xlink:href="python://page['lines']['d12']['balance_prev']" xlink:type="simple">python://page['lines']['d12']['balance_prev']</text:a></text:p>
          </table:table-cell>
          <table:table-cell table:style-name="ce4" office:value-type="string" calcext:value-type="string">
            <text:p><text:a xlink:href="python://page['lines']['c12']['name']" xlink:type="simple">python://page['lines']['c12']['name']</text:a></text:p>
          </table:table-cell>
          <table:table-cell table:style-name="ce10" office:value-type="string" calcext:value-type="string">
            <text:p><text:a xlink:href="python://page['lines']['c12']['balance']" xlink:type="simple">python://page['lines']['c12']['balance']</text:a></text:p>
          </table:table-cell>
          <table:table-cell table:style-name="ce10" office:value-type="string" calcext:value-type="string">
            <text:p><text:a xlink:href="python://page['lines']['c12']['balance_prev']" xlink:type="simple">python://page['lines']['c1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3']['name']" xlink:type="simple">python://page['lines']['d13']['name']</text:a></text:p>
          </table:table-cell>
          <table:table-cell table:style-name="ce10" office:value-type="string" calcext:value-type="string">
            <text:p><text:a xlink:href="python://page['lines']['d13']['balance']" xlink:type="simple">python://page['lines']['d13']['balance']</text:a></text:p>
          </table:table-cell>
          <table:table-cell table:style-name="ce10" office:value-type="string" calcext:value-type="string">
            <text:p><text:a xlink:href="python://page['lines']['d13']['balance_prev']" xlink:type="simple">python://page['lines']['d13']['balance_prev']</text:a></text:p>
          </table:table-cell>
          <table:table-cell table:style-name="ce4" office:value-type="string" calcext:value-type="string">
            <text:p><text:a xlink:href="python://page['lines']['c13']['name']" xlink:type="simple">python://page['lines']['c13']['name']</text:a></text:p>
          </table:table-cell>
          <table:table-cell table:style-name="ce10" office:value-type="string" calcext:value-type="string">
            <text:p><text:a xlink:href="python://page['lines']['c13']['balance']" xlink:type="simple">python://page['lines']['c13']['balance']</text:a></text:p>
          </table:table-cell>
          <table:table-cell table:style-name="ce10" office:value-type="string" calcext:value-type="string">
            <text:p><text:a xlink:href="python://page['lines']['c13']['balance_prev']" xlink:type="simple">python://page['lines']['c1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4']['name']" xlink:type="simple">python://page['lines']['d14']['name']</text:a></text:p>
          </table:table-cell>
          <table:table-cell table:style-name="ce10" table:number-columns-repeated="2"/>
          <table:table-cell table:style-name="ce4" office:value-type="string" calcext:value-type="string">
            <text:p><text:a xlink:href="python://page['lines']['c14']['name']" xlink:type="simple">python://page['lines']['c14']['name']</text:a></text:p>
          </table:table-cell>
          <table:table-cell table:style-name="ce10" office:value-type="string" calcext:value-type="string">
            <text:p><text:a xlink:href="python://page['lines']['c14']['balance']" xlink:type="simple">python://page['lines']['c14']['balance']</text:a></text:p>
          </table:table-cell>
          <table:table-cell table:style-name="ce10" office:value-type="string" calcext:value-type="string">
            <text:p><text:a xlink:href="python://page['lines']['c14']['balance_prev']" xlink:type="simple">python://page['lines']['c1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5']['name']" xlink:type="simple">python://page['lines']['d15']['name']</text:a></text:p>
          </table:table-cell>
          <table:table-cell table:style-name="ce10" office:value-type="string" calcext:value-type="string">
            <text:p><text:a xlink:href="python://page['lines']['d15']['balance']" xlink:type="simple">python://page['lines']['d15']['balance']</text:a></text:p>
          </table:table-cell>
          <table:table-cell table:style-name="ce10" office:value-type="string" calcext:value-type="string">
            <text:p><text:a xlink:href="python://page['lines']['d15']['balance_prev']" xlink:type="simple">python://page['lines']['d15']['balance_prev']</text:a></text:p>
          </table:table-cell>
          <table:table-cell table:style-name="ce4" office:value-type="string" calcext:value-type="string">
            <text:p><text:a xlink:href="python://page['lines']['c15']['name']" xlink:type="simple">python://page['lines']['c15']['name']</text:a></text:p>
          </table:table-cell>
          <table:table-cell table:style-name="ce12"/>
          <table:table-cell table:style-name="ce10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6']['name']" xlink:type="simple">python://page['lines']['d16']['name']</text:a></text:p>
          </table:table-cell>
          <table:table-cell table:style-name="ce10" office:value-type="string" calcext:value-type="string">
            <text:p><text:a xlink:href="python://page['lines']['d16']['balance']" xlink:type="simple">python://page['lines']['d16']['balance']</text:a></text:p>
          </table:table-cell>
          <table:table-cell table:style-name="ce10" office:value-type="string" calcext:value-type="string">
            <text:p><text:a xlink:href="python://page['lines']['d16']['balance_prev']" xlink:type="simple">python://page['lines']['d16']['balance_prev']</text:a></text:p>
          </table:table-cell>
          <table:table-cell table:style-name="ce4" office:value-type="string" calcext:value-type="string">
            <text:p><text:a xlink:href="python://page['lines']['c16']['name']" xlink:type="simple">python://page['lines']['c16']['name']</text:a></text:p>
          </table:table-cell>
          <table:table-cell table:style-name="ce10" office:value-type="string" calcext:value-type="string">
            <text:p><text:a xlink:href="python://page['lines']['c16']['balance']" xlink:type="simple">python://page['lines']['c16']['balance']</text:a></text:p>
          </table:table-cell>
          <table:table-cell table:style-name="ce10" office:value-type="string" calcext:value-type="string">
            <text:p><text:a xlink:href="python://page['lines']['c16']['balance_prev']" xlink:type="simple">python://page['lines']['c1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7']['name']" xlink:type="simple">python://page['lines']['d17']['name']</text:a></text:p>
          </table:table-cell>
          <table:table-cell table:style-name="ce10" office:value-type="string" calcext:value-type="string">
            <text:p><text:a xlink:href="python://page['lines']['d17']['balance']" xlink:type="simple">python://page['lines']['d17']['balance']</text:a></text:p>
          </table:table-cell>
          <table:table-cell table:style-name="ce10" office:value-type="string" calcext:value-type="string">
            <text:p><text:a xlink:href="python://page['lines']['d17']['balance_prev']" xlink:type="simple">python://page['lines']['d17']['balance_prev']</text:a></text:p>
          </table:table-cell>
          <table:table-cell table:style-name="ce4" office:value-type="string" calcext:value-type="string">
            <text:p><text:a xlink:href="python://page['lines']['c17']['name']" xlink:type="simple">python://page['lines']['c17']['name']</text:a></text:p>
          </table:table-cell>
          <table:table-cell table:style-name="ce10" office:value-type="string" calcext:value-type="string">
            <text:p><text:a xlink:href="python://page['lines']['c17']['balance']" xlink:type="simple">python://page['lines']['c17']['balance']</text:a></text:p>
          </table:table-cell>
          <table:table-cell table:style-name="ce10" office:value-type="string" calcext:value-type="string">
            <text:p><text:a xlink:href="python://page['lines']['c17']['balance_prev']" xlink:type="simple">python://page['lines']['c1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8']['name']" xlink:type="simple">python://page['lines']['d18']['name']</text:a></text:p>
          </table:table-cell>
          <table:table-cell table:style-name="ce10" office:value-type="string" calcext:value-type="string">
            <text:p><text:a xlink:href="python://page['lines']['d18']['balance']" xlink:type="simple">python://page['lines']['d18']['balance']</text:a></text:p>
          </table:table-cell>
          <table:table-cell table:style-name="ce10" office:value-type="string" calcext:value-type="string">
            <text:p><text:a xlink:href="python://page['lines']['d18']['balance_prev']" xlink:type="simple">python://page['lines']['d18']['balance_prev']</text:a></text:p>
          </table:table-cell>
          <table:table-cell table:style-name="ce14" office:value-type="string" calcext:value-type="string">
            <text:p><text:a xlink:href="python://page['lines']['c18']['name']" xlink:type="simple">python://page['lines']['c18']['name']</text:a></text:p>
          </table:table-cell>
          <table:table-cell table:style-name="ce10" office:value-type="string" calcext:value-type="string">
            <text:p><text:a xlink:href="python://page['lines']['c18']['balance']" xlink:type="simple">python://page['lines']['c18']['balance']</text:a></text:p>
          </table:table-cell>
          <table:table-cell table:style-name="ce10" office:value-type="string" calcext:value-type="string">
            <text:p><text:a xlink:href="python://page['lines']['c18']['balance_prev']" xlink:type="simple">python://page['lines']['c1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9']['name']" xlink:type="simple">python://page['lines']['d19']['name']</text:a></text:p>
          </table:table-cell>
          <table:table-cell table:style-name="ce10" office:value-type="string" calcext:value-type="string">
            <text:p><text:a xlink:href="python://page['lines']['d19']['balance']" xlink:type="simple">python://page['lines']['d19']['balance']</text:a></text:p>
          </table:table-cell>
          <table:table-cell table:style-name="ce10" office:value-type="string" calcext:value-type="string">
            <text:p><text:a xlink:href="python://page['lines']['d19']['balance_prev']" xlink:type="simple">python://page['lines']['d19']['balance_prev']</text:a></text:p>
          </table:table-cell>
          <table:table-cell table:style-name="ce4" office:value-type="string" calcext:value-type="string">
            <text:p><text:a xlink:href="python://page['lines']['c19']['name']" xlink:type="simple">python://page['lines']['c19']['name']</text:a></text:p>
          </table:table-cell>
          <table:table-cell table:style-name="ce10" office:value-type="string" calcext:value-type="string">
            <text:p><text:a xlink:href="python://page['lines']['c19']['balance']" xlink:type="simple">python://page['lines']['c19']['balance']</text:a></text:p>
          </table:table-cell>
          <table:table-cell table:style-name="ce10" office:value-type="string" calcext:value-type="string">
            <text:p><text:a xlink:href="python://page['lines']['c19']['balance_prev']" xlink:type="simple">python://page['lines']['c1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0']['name']" xlink:type="simple">python://page['lines']['d20']['name']</text:a></text:p>
          </table:table-cell>
          <table:table-cell table:style-name="ce10" office:value-type="string" calcext:value-type="string">
            <text:p><text:a xlink:href="python://page['lines']['d20']['balance']" xlink:type="simple">python://page['lines']['d20']['balance']</text:a></text:p>
          </table:table-cell>
          <table:table-cell table:style-name="ce10" office:value-type="string" calcext:value-type="string">
            <text:p><text:a xlink:href="python://page['lines']['d20']['balance_prev']" xlink:type="simple">python://page['lines']['d20']['balance_prev']</text:a></text:p>
          </table:table-cell>
          <table:table-cell table:style-name="ce4" office:value-type="string" calcext:value-type="string">
            <text:p><text:a xlink:href="python://page['lines']['c20']['name']" xlink:type="simple">python://page['lines']['c20']['name']</text:a></text:p>
          </table:table-cell>
          <table:table-cell table:style-name="ce10" office:value-type="string" calcext:value-type="string">
            <text:p><text:a xlink:href="python://page['lines']['c20']['balance']" xlink:type="simple">python://page['lines']['c20']['balance']</text:a></text:p>
          </table:table-cell>
          <table:table-cell table:style-name="ce10" office:value-type="string" calcext:value-type="string">
            <text:p><text:a xlink:href="python://page['lines']['c20']['balance_prev']" xlink:type="simple">python://page['lines']['c2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1']['name']" xlink:type="simple">python://page['lines']['d21']['name']</text:a></text:p>
          </table:table-cell>
          <table:table-cell table:style-name="ce10" office:value-type="string" calcext:value-type="string">
            <text:p><text:a xlink:href="python://page['lines']['d21']['balance']" xlink:type="simple">python://page['lines']['d21']['balance']</text:a></text:p>
          </table:table-cell>
          <table:table-cell table:style-name="ce10" office:value-type="string" calcext:value-type="string">
            <text:p><text:a xlink:href="python://page['lines']['d21']['balance_prev']" xlink:type="simple">python://page['lines']['d21']['balance_prev']</text:a></text:p>
          </table:table-cell>
          <table:table-cell table:style-name="ce4" office:value-type="string" calcext:value-type="string">
            <text:p><text:a xlink:href="python://page['lines']['c21']['name']" xlink:type="simple">python://page['lines']['c21']['name']</text:a></text:p>
          </table:table-cell>
          <table:table-cell table:style-name="ce10" office:value-type="string" calcext:value-type="string">
            <text:p><text:a xlink:href="python://page['lines']['c21']['balance']" xlink:type="simple">python://page['lines']['c21']['balance']</text:a></text:p>
          </table:table-cell>
          <table:table-cell table:style-name="ce10" office:value-type="string" calcext:value-type="string">
            <text:p><text:a xlink:href="python://page['lines']['c21']['balance_prev']" xlink:type="simple">python://page['lines']['c2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2']['name']" xlink:type="simple">python://page['lines']['d22']['name']</text:a></text:p>
          </table:table-cell>
          <table:table-cell table:style-name="ce10" office:value-type="string" calcext:value-type="string">
            <text:p><text:a xlink:href="python://page['lines']['d22']['balance']" xlink:type="simple">python://page['lines']['d22']['balance']</text:a></text:p>
          </table:table-cell>
          <table:table-cell table:style-name="ce10" office:value-type="string" calcext:value-type="string">
            <text:p><text:a xlink:href="python://page['lines']['d22']['balance_prev']" xlink:type="simple">python://page['lines']['d22']['balance_prev']</text:a></text:p>
          </table:table-cell>
          <table:table-cell table:style-name="ce4" office:value-type="string" calcext:value-type="string">
            <text:p><text:a xlink:href="python://page['lines']['c22']['name']" xlink:type="simple">python://page['lines']['c22']['name']</text:a></text:p>
          </table:table-cell>
          <table:table-cell table:style-name="ce10" office:value-type="string" calcext:value-type="string">
            <text:p><text:a xlink:href="python://page['lines']['c22']['balance']" xlink:type="simple">python://page['lines']['c22']['balance']</text:a></text:p>
          </table:table-cell>
          <table:table-cell table:style-name="ce10" office:value-type="string" calcext:value-type="string">
            <text:p><text:a xlink:href="python://page['lines']['c22']['balance_prev']" xlink:type="simple">python://page['lines']['c2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3']['name']" xlink:type="simple">python://page['lines']['d23']['name']</text:a></text:p>
          </table:table-cell>
          <table:table-cell table:style-name="ce10" office:value-type="string" calcext:value-type="string">
            <text:p><text:a xlink:href="python://page['lines']['d23']['balance']" xlink:type="simple">python://page['lines']['d23']['balance']</text:a></text:p>
          </table:table-cell>
          <table:table-cell table:style-name="ce10" office:value-type="string" calcext:value-type="string">
            <text:p><text:a xlink:href="python://page['lines']['d23']['balance_prev']" xlink:type="simple">python://page['lines']['d23']['balance_prev']</text:a></text:p>
          </table:table-cell>
          <table:table-cell table:style-name="ce4" office:value-type="string" calcext:value-type="string">
            <text:p><text:a xlink:href="python://page['lines']['c23']['name']" xlink:type="simple">python://page['lines']['c23']['name']</text:a></text:p>
          </table:table-cell>
          <table:table-cell table:style-name="ce10" office:value-type="string" calcext:value-type="string">
            <text:p><text:a xlink:href="python://page['lines']['c23']['balance']" xlink:type="simple">python://page['lines']['c23']['balance']</text:a></text:p>
          </table:table-cell>
          <table:table-cell table:style-name="ce10" office:value-type="string" calcext:value-type="string">
            <text:p><text:a xlink:href="python://page['lines']['c23']['balance_prev']" xlink:type="simple">python://page['lines']['c2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4']['name']" xlink:type="simple">python://page['lines']['d24']['name']</text:a></text:p>
          </table:table-cell>
          <table:table-cell table:style-name="ce10" office:value-type="string" calcext:value-type="string">
            <text:p><text:a xlink:href="python://page['lines']['d24']['balance']" xlink:type="simple">python://page['lines']['d24']['balance']</text:a></text:p>
          </table:table-cell>
          <table:table-cell table:style-name="ce10" office:value-type="string" calcext:value-type="string">
            <text:p><text:a xlink:href="python://page['lines']['d24']['balance_prev']" xlink:type="simple">python://page['lines']['d24']['balance_prev']</text:a></text:p>
          </table:table-cell>
          <table:table-cell table:style-name="ce4" office:value-type="string" calcext:value-type="string">
            <text:p><text:a xlink:href="python://page['lines']['c24']['name']" xlink:type="simple">python://page['lines']['c24']['name']</text:a></text:p>
          </table:table-cell>
          <table:table-cell table:style-name="ce10" office:value-type="string" calcext:value-type="string">
            <text:p><text:a xlink:href="python://page['lines']['c24']['balance']" xlink:type="simple">python://page['lines']['c24']['balance']</text:a></text:p>
          </table:table-cell>
          <table:table-cell table:style-name="ce10" office:value-type="string" calcext:value-type="string">
            <text:p><text:a xlink:href="python://page['lines']['c24']['balance_prev']" xlink:type="simple">python://page['lines']['c2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5']['name']" xlink:type="simple">python://page['lines']['d25']['name']</text:a></text:p>
          </table:table-cell>
          <table:table-cell table:style-name="ce10" office:value-type="string" calcext:value-type="string">
            <text:p><text:a xlink:href="python://page['lines']['d25']['balance']" xlink:type="simple">python://page['lines']['d25']['balance']</text:a></text:p>
          </table:table-cell>
          <table:table-cell table:style-name="ce10" office:value-type="string" calcext:value-type="string">
            <text:p><text:a xlink:href="python://page['lines']['d25']['balance_prev']" xlink:type="simple">python://page['lines']['d25']['balance_prev']</text:a></text:p>
          </table:table-cell>
          <table:table-cell table:style-name="ce4" office:value-type="string" calcext:value-type="string">
            <text:p><text:a xlink:href="python://page['lines']['c25']['name']" xlink:type="simple">python://page['lines']['c25']['name']</text:a></text:p>
          </table:table-cell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5" office:value-type="string" calcext:value-type="string">
            <text:p><text:a xlink:href="python://page['lines']['d26']['name']" xlink:type="simple">python://page['lines']['d26']['name']</text:a></text:p>
          </table:table-cell>
          <table:table-cell table:style-name="ce10" office:value-type="string" calcext:value-type="string">
            <text:p><text:a xlink:href="python://page['lines']['d26']['balance']" xlink:type="simple">python://page['lines']['d26']['balance']</text:a></text:p>
          </table:table-cell>
          <table:table-cell table:style-name="ce10" office:value-type="string" calcext:value-type="string">
            <text:p><text:a xlink:href="python://page['lines']['d26']['balance_prev']" xlink:type="simple">python://page['lines']['d26']['balance_prev']</text:a></text:p>
          </table:table-cell>
          <table:table-cell table:style-name="ce4" office:value-type="string" calcext:value-type="string">
            <text:p><text:a xlink:href="python://page['lines']['c26']['name']" xlink:type="simple">python://page['lines']['c26']['name']</text:a></text:p>
          </table:table-cell>
          <table:table-cell table:style-name="ce10" office:value-type="string" calcext:value-type="string">
            <text:p><text:a xlink:href="python://page['lines']['c26']['balance']" xlink:type="simple">python://page['lines']['c26']['balance']</text:a></text:p>
          </table:table-cell>
          <table:table-cell table:style-name="ce10" office:value-type="string" calcext:value-type="string">
            <text:p><text:a xlink:href="python://page['lines']['c26']['balance_prev']" xlink:type="simple">python://page['lines']['c2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7']['name']" xlink:type="simple">python://page['lines']['d27']['name']</text:a></text:p>
          </table:table-cell>
          <table:table-cell table:style-name="ce10" office:value-type="string" calcext:value-type="string">
            <text:p><text:a xlink:href="python://page['lines']['d27']['balance']" xlink:type="simple">python://page['lines']['d27']['balance']</text:a></text:p>
          </table:table-cell>
          <table:table-cell table:style-name="ce10" office:value-type="string" calcext:value-type="string">
            <text:p><text:a xlink:href="python://page['lines']['d27']['balance_prev']" xlink:type="simple">python://page['lines']['d27']['balance_prev']</text:a></text:p>
          </table:table-cell>
          <table:table-cell table:style-name="ce4" office:value-type="string" calcext:value-type="string">
            <text:p><text:a xlink:href="python://page['lines']['c27']['name']" xlink:type="simple">python://page['lines']['c27']['name']</text:a></text:p>
          </table:table-cell>
          <table:table-cell table:style-name="ce10" office:value-type="string" calcext:value-type="string">
            <text:p><text:a xlink:href="python://page['lines']['c27']['balance']" xlink:type="simple">python://page['lines']['c27']['balance']</text:a></text:p>
          </table:table-cell>
          <table:table-cell table:style-name="ce10" office:value-type="string" calcext:value-type="string">
            <text:p><text:a xlink:href="python://page['lines']['c27']['balance_prev']" xlink:type="simple">python://page['lines']['c2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8']['name']" xlink:type="simple">python://page['lines']['d28']['name']</text:a></text:p>
          </table:table-cell>
          <table:table-cell table:style-name="ce10" office:value-type="string" calcext:value-type="string">
            <text:p><text:a xlink:href="python://page['lines']['d28']['balance']" xlink:type="simple">python://page['lines']['d28']['balance']</text:a></text:p>
          </table:table-cell>
          <table:table-cell table:style-name="ce10" office:value-type="string" calcext:value-type="string">
            <text:p><text:a xlink:href="python://page['lines']['d28']['balance_prev']" xlink:type="simple">python://page['lines']['d28']['balance_prev']</text:a></text:p>
          </table:table-cell>
          <table:table-cell table:style-name="ce4" office:value-type="string" calcext:value-type="string">
            <text:p><text:a xlink:href="python://page['lines']['c28']['name']" xlink:type="simple">python://page['lines']['c28']['name']</text:a></text:p>
          </table:table-cell>
          <table:table-cell table:style-name="ce10" office:value-type="string" calcext:value-type="string">
            <text:p><text:a xlink:href="python://page['lines']['c28']['balance']" xlink:type="simple">python://page['lines']['c28']['balance']</text:a></text:p>
          </table:table-cell>
          <table:table-cell table:style-name="ce10" office:value-type="string" calcext:value-type="string">
            <text:p><text:a xlink:href="python://page['lines']['c28']['balance_prev']" xlink:type="simple">python://page['lines']['c2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9']['name']" xlink:type="simple">python://page['lines']['d29']['name']</text:a></text:p>
          </table:table-cell>
          <table:table-cell table:style-name="ce10" office:value-type="string" calcext:value-type="string">
            <text:p><text:a xlink:href="python://page['lines']['d29']['balance']" xlink:type="simple">python://page['lines']['d29']['balance']</text:a></text:p>
          </table:table-cell>
          <table:table-cell table:style-name="ce10" office:value-type="string" calcext:value-type="string">
            <text:p><text:a xlink:href="python://page['lines']['d29']['balance_prev']" xlink:type="simple">python://page['lines']['d29']['balance_prev']</text:a></text:p>
          </table:table-cell>
          <table:table-cell table:style-name="ce4" office:value-type="string" calcext:value-type="string">
            <text:p><text:a xlink:href="python://page['lines']['c29']['name']" xlink:type="simple">python://page['lines']['c29']['name']</text:a></text:p>
          </table:table-cell>
          <table:table-cell table:style-name="ce10" office:value-type="string" calcext:value-type="string">
            <text:p><text:a xlink:href="python://page['lines']['c29']['balance']" xlink:type="simple">python://page['lines']['c29']['balance']</text:a></text:p>
          </table:table-cell>
          <table:table-cell table:style-name="ce10" office:value-type="string" calcext:value-type="string">
            <text:p><text:a xlink:href="python://page['lines']['c29']['balance_prev']" xlink:type="simple">python://page['lines']['c2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0']['name']" xlink:type="simple">python://page['lines']['d30']['name']</text:a></text:p>
          </table:table-cell>
          <table:table-cell table:style-name="ce10" office:value-type="string" calcext:value-type="string">
            <text:p><text:a xlink:href="python://page['lines']['d30']['balance']" xlink:type="simple">python://page['lines']['d30']['balance']</text:a></text:p>
          </table:table-cell>
          <table:table-cell table:style-name="ce10" office:value-type="string" calcext:value-type="string">
            <text:p><text:a xlink:href="python://page['lines']['d30']['balance_prev']" xlink:type="simple">python://page['lines']['d30']['balance_prev']</text:a></text:p>
          </table:table-cell>
          <table:table-cell table:style-name="ce4" office:value-type="string" calcext:value-type="string">
            <text:p><text:a xlink:href="python://page['lines']['c30']['name']" xlink:type="simple">python://page['lines']['c30']['name']</text:a></text:p>
          </table:table-cell>
          <table:table-cell table:style-name="ce10" office:value-type="string" calcext:value-type="string">
            <text:p><text:a xlink:href="python://page['lines']['c30']['balance']" xlink:type="simple">python://page['lines']['c30']['balance']</text:a></text:p>
          </table:table-cell>
          <table:table-cell table:style-name="ce10" office:value-type="string" calcext:value-type="string">
            <text:p><text:a xlink:href="python://page['lines']['c30']['balance_prev']" xlink:type="simple">python://page['lines']['c3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1']['name']" xlink:type="simple">python://page['lines']['d31']['name']</text:a></text:p>
          </table:table-cell>
          <table:table-cell table:style-name="ce10" office:value-type="string" calcext:value-type="string">
            <text:p><text:a xlink:href="python://page['lines']['d31']['balance']" xlink:type="simple">python://page['lines']['d31']['balance']</text:a></text:p>
          </table:table-cell>
          <table:table-cell table:style-name="ce10" office:value-type="string" calcext:value-type="string">
            <text:p><text:a xlink:href="python://page['lines']['d31']['balance_prev']" xlink:type="simple">python://page['lines']['d31']['balance_prev']</text:a></text:p>
          </table:table-cell>
          <table:table-cell table:style-name="ce4" office:value-type="string" calcext:value-type="string">
            <text:p><text:a xlink:href="python://page['lines']['c31']['name']" xlink:type="simple">python://page['lines']['c31']['name']</text:a></text:p>
          </table:table-cell>
          <table:table-cell table:style-name="ce10" office:value-type="string" calcext:value-type="string">
            <text:p><text:a xlink:href="python://page['lines']['c31']['balance']" xlink:type="simple">python://page['lines']['c31']['balance']</text:a></text:p>
          </table:table-cell>
          <table:table-cell table:style-name="ce10" office:value-type="string" calcext:value-type="string">
            <text:p><text:a xlink:href="python://page['lines']['c31']['balance_prev']" xlink:type="simple">python://page['lines']['c3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2']['name']" xlink:type="simple">python://page['lines']['d32']['name']</text:a></text:p>
          </table:table-cell>
          <table:table-cell table:style-name="ce10" office:value-type="string" calcext:value-type="string">
            <text:p><text:a xlink:href="python://page['lines']['d32']['balance']" xlink:type="simple">python://page['lines']['d32']['balance']</text:a></text:p>
          </table:table-cell>
          <table:table-cell table:style-name="ce10" office:value-type="string" calcext:value-type="string">
            <text:p><text:a xlink:href="python://page['lines']['d32']['balance_prev']" xlink:type="simple">python://page['lines']['d32']['balance_prev']</text:a></text:p>
          </table:table-cell>
          <table:table-cell table:style-name="ce4"/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3']['name']" xlink:type="simple">python://page['lines']['d33']['name']</text:a></text:p>
          </table:table-cell>
          <table:table-cell table:style-name="ce10" office:value-type="string" calcext:value-type="string">
            <text:p><text:a xlink:href="python://page['lines']['d33']['balance']" xlink:type="simple">python://page['lines']['d33']['balance']</text:a></text:p>
          </table:table-cell>
          <table:table-cell table:style-name="ce10" office:value-type="string" calcext:value-type="string">
            <text:p><text:a xlink:href="python://page['lines']['d33']['balance_prev']" xlink:type="simple">python://page['lines']['d33']['balance_prev']</text:a></text:p>
          </table:table-cell>
          <table:table-cell table:style-name="ce4" office:value-type="string" calcext:value-type="string">
            <text:p><text:a xlink:href="python://page['lines']['c32']['name']" xlink:type="simple">python://page['lines']['c32']['name']</text:a></text:p>
          </table:table-cell>
          <table:table-cell table:style-name="ce10" office:value-type="string" calcext:value-type="string">
            <text:p><text:a xlink:href="python://page['lines']['c02']['balance']" xlink:type="simple">python://page['lines']['c02']['balance']</text:a></text:p>
          </table:table-cell>
          <table:table-cell table:style-name="ce10" office:value-type="string" calcext:value-type="string">
            <text:p><text:a xlink:href="python://page['lines']['c32']['balance_prev']" xlink:type="simple">python://page['lines']['c3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6"/>
          <table:table-cell table:style-name="ce11"/>
          <table:table-cell table:style-name="ce13"/>
          <table:table-cell table:style-name="ce2" table:number-columns-repeated="2"/>
          <table:table-cell table:style-name="ce18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" table:number-columns-repeated="1007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style-name="ce1" table:number-columns-repeated="1007"/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style-name="ce1" table:number-columns-repeated="1007"/>
          <table:table-cell table:number-columns-repeated="9"/>
        </table:table-row>
        <table:table-row table:style-name="ro1" table:number-rows-repeated="65432">
          <table:table-cell table:style-name="ce1" table:number-columns-repeated="1015"/>
          <table:table-cell table:number-columns-repeated="9"/>
        </table:table-row>
        <table:table-row table:style-name="ro1" table:number-rows-repeated="98309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57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7P2" style:volatile="true">
      <number:text> ¥</number:text>
      <loext:fill-character> </loext:fill-character>
      <number:text>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6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5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5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 style:data-style-name="N2" text:time-value="18:40:23.27683418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05T18:46:14.027318816</dc:date>
    <meta:editing-duration>P2DT3H32M52S</meta:editing-duration>
    <meta:editing-cycles>828</meta:editing-cycles>
    <meta:generator>LibreOffice/4.2.8.2$Linux_X86_64 LibreOffice_project/420m0$Build-2</meta:generator>
    <meta:document-statistic meta:table-count="1" meta:cell-count="195" meta:object-count="2"/>
  </office:meta>
</office:document-meta>
</file>